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01E0000001DF92770A6.gi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178cm" draw:marker-end-width="0.178cm" draw:stroke-linejoin="miter" draw:fill="none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0000" draw:marker-start-width="0.208cm" draw:marker-end-width="0.208cm" draw:stroke-linejoin="miter" draw:fill="solid" draw:fill-color="#e9d2af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marker-start-width="0.23cm" draw:marker-end-width="0.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layer="layout" svg:width="0.665cm" svg:height="0.455cm" svg:x="2.925cm" svg:y="3.795cm" svg:viewBox="0 0 666 456" svg:d="m250 107c96-15 190-113 301-107 30 16 75 83 98 108 23 38 19 76 9 117-49 79-143 117-224 157-64 45-148 86-227 71-115-13-148-81-207-173 86-55 169-112 250-173z">
          <text:p/>
        </draw:path>
        <draw:path draw:style-name="gr2" draw:layer="layout" svg:width="0.555cm" svg:height="0.238cm" svg:x="3.033cm" svg:y="3.961cm" svg:viewBox="0 0 556 239" svg:d="m556 0c-34 107-162 150-254 169-87 49-170 86-302 63">
          <text:p/>
        </draw:path>
        <draw:path draw:style-name="gr3" draw:layer="layout" svg:width="0.432cm" svg:height="0.852cm" svg:x="2.83cm" svg:y="3.268cm" svg:viewBox="0 0 433 853" svg:d="m248 25c74 93 67 129 164 279-18 86 15 169 21 255-17 75 5 194-47 246-89 68-226 65-276-21 9-34 2-54 17-89 44-93 23-200 9-298-2-129-141-223-136-353 74-27 201-73 248-19z">
          <text:p/>
        </draw:path>
        <draw:path draw:style-name="gr1" draw:layer="layout" svg:width="0.612cm" svg:height="0.434cm" svg:x="2.172cm" svg:y="3.821cm" svg:viewBox="0 0 613 435" svg:d="m361 101c-103-39-120-163-302-63-30 9-42 30-57 56-21 79 106 220 210 265 86 56 193 81 298 75 47-39 72-117 103-174-96-25-185-87-252-159z">
          <text:p/>
        </draw:path>
        <draw:path draw:style-name="gr2" draw:layer="layout" svg:width="0.515cm" svg:height="0.304cm" svg:x="2.177cm" svg:y="3.915cm" svg:viewBox="0 0 516 305" svg:d="m0 0c74 121 161 200 267 249 92 54 180 18 249 56">
          <text:p/>
        </draw:path>
        <draw:path draw:style-name="gr3" draw:layer="layout" svg:width="0.406cm" svg:height="0.88cm" svg:x="2.463cm" svg:y="3.23cm" svg:viewBox="0 0 407 881" svg:d="m123 17c-5 27-109 192-100 237 32 95 41 176 18 273-19 95-77 249-9 319 97 38 194 62 277-22-43-131-12-243 8-380 1-129 94-235 90-365-74-28-238-116-284-62z">
          <text:p/>
        </draw:path>
        <draw:path draw:style-name="gr4" draw:layer="layout" svg:width="0.479cm" svg:height="1.025cm" svg:x="1.763cm" svg:y="1.861cm" svg:viewBox="0 0 480 1026" svg:d="m248 684c2-112 40-286 108-376 44-31 87 34 124-15-2-50-45-70-87-90 43-56 114-97 64-179-44 14-81 55-100 94 5-49 63-137-34-115-50 25-38 77-50 125-25-61-20-144-84-59-12 41 2 74 18 112-2 43-26 85-41 126-70 80-104 178-139 277-70 243 15 353 31 387 90 44 328 91 386 12 76-110 38-445-196-299z">
          <text:p/>
        </draw:path>
        <draw:path draw:style-name="gr4" draw:layer="layout" svg:width="0.403cm" svg:height="1.103cm" svg:x="3.387cm" svg:y="1.127cm" svg:viewBox="0 0 404 1104" svg:d="m134 642c39-106 60-232 28-341-30-44-93 1-110-59 19-45 67-49 113-53-20-67-71-131 4-189 37 28 56 80 60 123 13-47-10-150 73-94 38 40 8 85 2 134 45-48 70-128 100-25-3 43-29 68-57 98-14 41-7 88-7 132 37 100 34 203 30 308-75 69-8 218-74 289-21 41-66 112-93 138-99 10-171-108-198-204-29-124 90-167 129-257z">
          <text:p/>
        </draw:path>
        <draw:path draw:style-name="gr5" draw:layer="layout" svg:width="1.013cm" svg:height="1.487cm" svg:x="2.346cm" svg:y="2.028cm" svg:viewBox="0 0 1014 1488" svg:d="m1014 1355c-96-117-77-296-65-431-42-168 49-334 13-503-16-106 82-203 28-295-60-83-214-121-317-126-132 19-265 2-397 30-96 42-265 74-276 178-5 95 94 245 50 330-13 152-11 323 10 475 30 176-47 216-28 392 153-87 297 101 470 82 146-52 422-21 512-132z">
          <text:p/>
        </draw:path>
        <draw:path draw:style-name="gr5" draw:layer="layout" svg:width="0.548cm" svg:height="0.69cm" svg:x="1.977cm" svg:y="2.151cm" svg:viewBox="0 0 549 691" svg:d="m458 325c-82 98-60 245-153 366-122-75-195-244-305-346 44-58 138-106 180-164 61-74 102-64 173-119 61-28 88-78 196-57z">
          <text:p/>
        </draw:path>
        <draw:path draw:style-name="gr6" draw:text-style-name="P1" draw:layer="layout" svg:width="1.049cm" svg:height="1.574cm" svg:x="2.362cm" svg:y="0.568cm" svg:viewBox="0 0 1050 1575" svg:d="m18 316c26-43 53-84 82-122 30-37 63-71 100-100 37-28 79-52 129-68 49-15 105-24 170-24 8 0 16 0 24 0 19-1 38-2 56-2 41 0 79 4 114 11 36 7 68 18 98 32 30 13 57 31 82 51 24 20 46 43 65 69 38 51 66 114 85 185 18 71 27 151 27 239 0 32-1 65-4 99v1 1c-6 20-11 38-15 54-5 16-9 31-12 43-4 13-7 24-10 34-3 9-5 18-7 25-2 7-4 14-6 19-1 6-3 11-4 15-2 8-4 15-5 22 0 4-1 8-1 12-1 4-1 9-2 14 0 5-1 11-1 18-1 8-2 16-2 25-1 9-2 20-3 32-2 12-3 26-5 42-1 16-3 33-5 53-3 19-5 41-8 65v3l-2 2c-32 41-66 75-101 103-35 28-72 51-109 68-19 9-39 17-59 24 4 3 7 7 10 10 11 13 17 24 22 36 5 12 8 25 11 40 1 8 3 16 4 25 2 9 4 20 7 31l1 6-5 4c-27 21-62 36-100 46-37 11-78 16-118 16-41 0-82-6-117-17-18-6-35-13-49-22-15-9-28-20-38-32l-3-3 1-4c5-34 16-68 32-98 5-10 12-21 18-30-23-5-47-12-70-19l-2-1-1-1c-74-63-132-123-171-186-20-31-35-63-45-96-10-33-15-68-15-103 0-40 6-82 20-127-33-122-81-262-81-394 0-42 5-84 17-124v-1z">
          <text:p/>
        </draw:path>
        <draw:path draw:style-name="gr4" draw:layer="layout" svg:width="0.152cm" svg:height="0.226cm" svg:x="3.374cm" svg:y="1.045cm" svg:viewBox="0 0 153 227" svg:d="m0 18c252-100 148 245 5 205">
          <text:p/>
        </draw:path>
        <draw:path draw:style-name="gr4" draw:layer="layout" svg:width="0.167cm" svg:height="0.218cm" svg:x="2.293cm" svg:y="1.125cm" svg:viewBox="0 0 168 219" svg:d="m145 9c-264-66-113 262 23 203">
          <text:p/>
        </draw:path>
        <draw:path draw:style-name="gr5" draw:layer="layout" svg:width="0.485cm" svg:height="0.781cm" svg:x="3.238cm" svg:y="1.917cm" svg:viewBox="0 0 486 782" svg:d="m0 200c19-84 110-115 107-200 144 9 235 210 379 249-97 110-129 164-201 295-51 62-202 183-264 238z">
          <text:p/>
        </draw:path>
        <draw:path draw:style-name="gr7" draw:layer="layout" svg:width="0.27cm" svg:height="0.255cm" svg:x="2.435cm" svg:y="1.656cm" svg:viewBox="0 0 271 256" svg:d="m15 0c-34 74-3 124 27 192 45 64 94 55 168 64 50-41 59-51 61-115-13-85-28-62-97-99-46-12-111-42-159-42z">
          <text:p/>
        </draw:path>
        <draw:path draw:style-name="gr7" draw:layer="layout" svg:width="0.259cm" svg:height="0.278cm" svg:x="3.096cm" svg:y="1.629cm" svg:viewBox="0 0 260 279" svg:d="m235 0c44 69 20 123-2 194-36 69-86 66-159 85-54-34-64-43-74-106 1-86 19-65 83-111 44-17 105-56 152-62z">
          <text:p/>
        </draw:path>
        <draw:path draw:style-name="gr7" draw:layer="layout" svg:width="1.182cm" svg:height="1.419cm" svg:x="2.321cm" svg:y="0.452cm" svg:viewBox="0 0 1183 1420" svg:d="m590 1420c567-286 351-330 466-456 152-92 180-499 17-721-120-164-283-296-495-222-523-108-723 597-466 1046 176 147 89 226 478 353z">
          <text:p/>
        </draw:path>
        <draw:path draw:style-name="gr7" draw:layer="layout" svg:width="0.978cm" svg:height="0.527cm" svg:x="2.836cm" svg:y="1.396cm" svg:viewBox="0 0 979 528" svg:d="m12 0c-59 7 117 231 134 269 26 58 271 145 322 192 42 41 238 44 275 24 62-33 144-8 179 17 110 79 31-46-1-89-26-35-118-105-166-96-125 22-217-130-268-190-49-56-180-58-251-49-45 5-168-74-224-78z">
          <text:p/>
        </draw:path>
        <draw:frame draw:style-name="gr8" draw:text-style-name="P1" draw:layer="layout" svg:width="0.445cm" svg:height="0.429cm" svg:x="2.647cm" svg:y="2.321cm">
          <draw:image xlink:href="Pictures/100002000000001E0000001DF92770A6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.516cm" fo:page-height="4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14:16:32</dc:date>
    <dc:creator>yves </dc:creator>
    <meta:document-statistic meta:object-count="19"/>
    <meta:generator>LibreOffice/4.0.2.2$Linux_X86_64 LibreOffice_project/400m0$Build-2</meta:generator>
  </office:meta>
</office:document-meta>
</file>